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Basic/Standard/TestMacro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file with a simple macr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ejaVu Sans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DejaVu Sans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1:44:08</meta:creation-date>
    <dc:language>en-US</dc:language>
    <dc:date>2020-05-11T15:00:13.420154294</dc:date>
    <meta:editing-cycles>4</meta:editing-cycles>
    <meta:editing-duration>PT14M34S</meta:editing-duration>
    <meta:generator>LibreOffice/6.4.3.2$Linux_X86_64 LibreOffice_project/40$Build-2</meta:generator>
    <meta:document-statistic meta:table-count="0" meta:image-count="0" meta:object-count="0" meta:page-count="1" meta:paragraph-count="1" meta:word-count="8" meta:character-count="35" meta:non-whitespace-character-count="28"/>
  </office:meta>
</office:document-meta>
</file>

<file path=Basic/Standard/TestMacro1.xml><?xml version="1.0" encoding="utf-8"?>
<!DOCTYPE module  PUBLIC '-//OpenOffice.org//DTD OfficeDocument 1.0//EN'  'module.dtd'>
<script:module xmlns:script="http://openoffice.org/2000/script" script:name="TestMacro1" script:language="StarBasic" script:moduleType="normal">REM  *****  BASIC  *****

Sub Main
	Print "Hello World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